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65.23mm"/>
    </style:style>
    <style:style style:name="co3" style:family="table-column">
      <style:table-column-properties fo:break-before="auto" style:column-width="21.34mm"/>
    </style:style>
    <style:style style:name="co4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6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66ff00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ackground-color="#66ff00" fo:border="0.74pt solid #000000"/>
    </style:style>
  </office:automatic-styles>
  <office:body>
    <office:spreadsheet>
      <table:table table:name="Backlog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number-columns-repeated="10" table:default-cell-style-name="ce2"/>
        <table:table-row table:style-name="ro1">
          <table:table-cell table:style-name="ce1" office:value-type="string" calcext:value-type="string">
            <text:p>TaskID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ine and estimate all tas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 logic view</text:p>
            <text:p>(include classes descriptio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 process 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cument deployment 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cument implementation view</text:p>
            <text:p>(components diagra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ocument use cases view</text:p>
            <text:p>(include use case diagra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nvestigate and select</text:p>
            <text:p>Load testing utility</text:p>
            <text:p>(document rational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cument load tes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 AppEngine Python tuto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plement use case: CreateEv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mplement use case:</text:p>
            <text:p>ConfirmAttend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mplement use case:</text:p>
            <text:p>CancelAttend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mplement use case:</text:p>
            <text:p>CheckConfirmationStat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eate web interfa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rform load tes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vestigate GAE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style-name="ce3" table:number-columns-repeated="5"/>
          <table:table-cell office:value-type="float" office:value="2" calcext:value-type="float">
            <text:p>2</text:p>
          </table:table-cell>
          <table:table-cell table:style-name="ce3"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arn Jinja2 bas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fine system objecti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ploy app on the 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style-name="ce3" table:number-columns-repeated="9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14:37:45.0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9M11S</meta:editing-duration>
    <meta:editing-cycles>12</meta:editing-cycles>
    <meta:generator>LibreOffice/4.4.5.2$Windows_x86 LibreOffice_project/a22f674fd25a3b6f45bdebf25400ed2adff0ff99</meta:generator>
    <dc:date>2015-10-29T19:14:05.604000000</dc:date>
    <meta:document-statistic meta:table-count="1" meta:cell-count="121" meta:object-count="0"/>
    <meta:user-defined meta:name="Info 1"/>
    <meta:user-defined meta:name="Info 2"/>
    <meta:user-defined meta:name="Info 3"/>
    <meta:user-defined meta:name="Info 4"/>
  </office:meta>
</office:document-meta>
</file>